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master-page-name="HTML">
      <style:paragraph-properties style:page-number="auto"/>
    </style:style>
    <style:style style:name="P2" style:family="paragraph" style:parent-style-name="Text_20_body">
      <style:text-properties officeooo:rsid="0006d548" officeooo:paragraph-rsid="0006d548"/>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margin-top="0cm" fo:margin-bottom="0cm" style:contextual-spacing="false"/>
      <style:text-properties fo:font-style="normal" style:font-style-asian="normal" style:font-style-complex="normal"/>
    </style:style>
    <style:style style:name="T1" style:family="text">
      <style:text-properties officeooo:rsid="0006d548"/>
    </style:style>
    <style:style style:name="T2" style:family="text">
      <style:text-properties style:font-name="sans-serif" fo:font-size="10.5pt" officeooo:rsid="0006d548" style:font-name-asian="sans-serif" style:font-size-asian="10.5pt" style:font-name-complex="sans-serif" style:font-size-complex="10.5pt"/>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projektarbeit---magnetfelder-langgestreckter-spulen-und-gerader-leiter"/>Projektarbeit - Magnetfelder langgestreckter Spulen und gerader Leiter</text:h>
      <text:p text:style-name="Text_20_body"><text:span text:style-name="Emphasis"/></text:p>
      <text:p text:style-name="Text_20_body"><text:span text:style-name="T2">Aus vorherigen Schuljahren ist Dir wahrscheinlich bereits </text:span>bekannt, dass stromdurchflossene Leiter ein Magnetfeld erzeugen. Diese Erkenntnis soll in diesem Projekt anhand eigener, einfacher Versuche nachvollzogen und vertieft werden.</text:p>
      <text:p text:style-name="P2">Das passende Video dazu findet sich unter https://youtu.be/c9cQWxmA-4Q</text:p>
      <text:h text:style-name="Heading_20_3" text:outline-level="3"><text:bookmark text:name="aufgabe-1---untersuchung-der-versuchsmaterialien-auf-ihre-eignung"/>Aufgabe 1 - Untersuchung der Versuchsmaterialien auf ihre Eignung</text:h>
      <text:p text:style-name="Text_20_body">Der <text:span text:style-name="T1">verwendete</text:span> Kupferdraht entstammt einer typischen Mantelleitung, wie sie für die Elektroinstallation in Häusern verwendet wird. Die Bezeichnung der Mantelleitung lautet <text:span text:style-name="Strong_20_Emphasis">NYM-J 3x1,5mm²</text:span>.</text:p>
      <text:p text:style-name="P3">a<text:span text:style-name="T1">)</text:span> Recherchiere die Bedeutung der Bezeichnung und berechne den Widerstand der Leitung. Verwende dazu die Formel für den spezifischen Widerstand. </text:p>
      <text:p text:style-name="P3">Zur Begrenzung des Stromflusses werden 10 Ω - Widerstände verwendet. Sie werden je nach Bedarf in Reihe bzw. parallel zueinander zusammen mit dem Kupferdraht an eine 1,5 V - Zelle angeschlossen.</text:p>
      <text:p text:style-name="P4">b<text:span text:style-name="T1">)</text:span> Erläutere anhand von Schaltbildern, wie mit Hilfe von Parallel- bzw. Reihenschaltung der Widerstände die Stromstärke im Stromkreis halbiert, bzw. verdoppelt werden kann. Der Widerstand der Leitung soll dabei vernachlässigt werden. </text:p>
      <text:p text:style-name="P3">c<text:span text:style-name="T1">)</text:span> Die verwendeten Widerstände sind bis zu einer Leistung von 0,25 Watt belastbar. Beurteile ihre Eignung für den vorliegenden Versuch. </text:p>
      <text:h text:style-name="Heading_20_3" text:outline-level="3"><text:bookmark text:name="aufgabe-2---untersuchung-der-langgestreckten-zylinderspule"/>Aufgabe 2 - Untersuchung der langgestreckten Zylinderspule</text:h>
      <text:p text:style-name="Text_20_body">Baue den Versuch wie im Video gezeigt auf. Mit geeigneten, nacheinander folgenden “phyphox”-Messungen soll die Proportionalität der Flussdichte zur Stromstärke und zur Windungsdichte nachvollzogen werden.</text:p>
      <text:p text:style-name="Text_20_body">Verdopple die Stromstärke durch Veränderung der Widerstandskombination. Die Windungsdichte kann durch “Umstecken” der einzelnen Windungen im Karton verändert werden.</text:p>
      <text:p text:style-name="Text_20_body">Diese Schritte veranschaulichen die Formel <draw:frame draw:style-name="fr1" draw:name="Object1" text:anchor-type="as-char" svg:y="-0.619cm" svg:width="2.127cm" svg:height="0.998cm" draw:z-index="0"><draw:object xlink:href="./Object 1" xlink:type="simple" xlink:show="embed" xlink:actuate="onLoad"/><draw:image xlink:href="./ObjectReplacements/Object 1" xlink:type="simple" xlink:show="embed" xlink:actuate="onLoad"/><svg:desc>formula</svg:desc></draw:frame>. Bestimme auf Basis der Messwerte eine Näherung für die magnetische Feldkonstante <draw:frame draw:style-name="fr1" draw:name="Object2" text:anchor-type="as-char" svg:y="-0.21cm" svg:width="0.589cm" svg:height="0.363cm" draw:z-index="1"><draw:object xlink:href="./Object 2" xlink:type="simple" xlink:show="embed" xlink:actuate="onLoad"/><draw:image xlink:href="./ObjectReplacements/Object 2" xlink:type="simple" xlink:show="embed" xlink:actuate="onLoad"/></draw:frame><text:s/>und vergleiche mit dem Literaturwert in der Formelsammlung.</text:p>
      <text:p text:style-name="Text_20_body"><text:span text:style-name="Strong_20_Emphasis">Hinweis:</text:span> Die durchgeführten Messungen können in Form von Screenshots oder Export in eine geeignete Tabellenkalkulation der Dokumentation beigelegt werden. Eine einfache und auf das Wesentliche beschränkte Handskizze des Messdiagramms reicht aber auch aus.</text:p>
      <text:h text:style-name="Heading_20_3" text:outline-level="3"><text:bookmark text:name="aufgabe-3---magnetfeld-eines-geraden-leiters"/>Aufgabe 3 - Magnetfeld eines geraden Leiters</text:h>
      <text:p text:style-name="Text_20_body">Der gerade, stromdurchflossene Leiter erzeugt bereits ein Magnetfeld, ohne dass er dazu zur Spule geformt werden muss.</text:p>
      <text:p text:style-name="Text_20_body">Vollziehe vergleichbar zum vorigen Versuch die Gültigkeit der Formel <draw:frame draw:style-name="fr1" draw:name="Object3" text:anchor-type="as-char" svg:y="-0.619cm" svg:width="2.187cm" svg:height="0.998cm" draw:z-index="2"><draw:object xlink:href="./Object 3" xlink:type="simple" xlink:show="embed" xlink:actuate="onLoad"/><draw:image xlink:href="./ObjectReplacements/Object 3" xlink:type="simple" xlink:show="embed" xlink:actuate="onLoad"/></draw:frame>na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Droid Sans Fallback"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fo:font-size="10.5pt" style:font-name-asian="sans-serif" style:font-family-asian="sans-serif" style:font-size-asian="10.5pt" style:font-name-complex="sans-serif" style:font-family-complex="sans-serif" style:font-size-complex="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text-align="start" style:justify-single-word="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text-align="start" style:justify-single-word="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text-align="start" style:justify-single-word="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nleitung-bfeld-spule-leiter</dc:title>
    <dc:date>2021-04-14T21:38:45.401018120</dc:date>
    <meta:editing-duration>PT34S</meta:editing-duration>
    <meta:editing-cycles>1</meta:editing-cycles>
    <meta:document-statistic meta:table-count="0" meta:image-count="0" meta:object-count="3" meta:page-count="1" meta:paragraph-count="17" meta:word-count="323" meta:character-count="2437" meta:non-whitespace-character-count="2129"/>
    <meta:generator>LibreOffice/7.1.1.2$Linux_X86_64 LibreOffice_project/10$Build-2</meta:generator>
    <meta:user-defined meta:name=""/>
    <meta:user-defined meta:name="viewport">width=device-width, initial-scale=1.0, user-scalable=yes</meta:user-defined>
  </office:meta>
</office:document-meta>
</file>

<file path=Object 1/content.xml><?xml version="1.0" encoding="utf-8"?>
<math xmlns="http://www.w3.org/1998/Math/MathML" display="block">
  <semantics>
    <mrow>
      <mi>B</mi>
      <mo stretchy="false">=</mo>
      <mrow>
        <msub>
          <mi>μ</mi>
          <mn>0</mn>
        </msub>
        <mo stretchy="false">⋅</mo>
        <mfrac>
          <mrow>
            <mi>N</mi>
            <mo stretchy="false">⋅</mo>
            <mi>I</mi>
          </mrow>
          <mi>l</mi>
        </mfrac>
      </mrow>
    </mrow>
    <annotation encoding="StarMath 5.0">B = %mu_0 cdot {N cdot I over l}  </annotation>
  </semantics>
</math>
</file>

<file path=Object 2/content.xml><?xml version="1.0" encoding="utf-8"?>
<math xmlns="http://www.w3.org/1998/Math/MathML" display="block">
  <semantics>
    <msub>
      <mi>μ</mi>
      <mn>0</mn>
    </msub>
    <annotation encoding="StarMath 5.0">%mu_0</annotation>
  </semantics>
</math>
</file>

<file path=Object 3/content.xml><?xml version="1.0" encoding="utf-8"?>
<math xmlns="http://www.w3.org/1998/Math/MathML" display="block">
  <semantics>
    <mrow>
      <mi>B</mi>
      <mo stretchy="false">=</mo>
      <mrow>
        <msub>
          <mi>μ</mi>
          <mn>0</mn>
        </msub>
        <mo stretchy="false">⋅</mo>
        <mfrac>
          <mi>I</mi>
          <mrow>
            <mn>2</mn>
            <mi>π</mi>
            <mi>r</mi>
          </mrow>
        </mfrac>
      </mrow>
    </mrow>
    <annotation encoding="StarMath 5.0">B = %mu_0 cdot { I over {2 %pi r} }</annotation>
  </semantics>
</math>
</file>